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66cm" fo:min-width="2.167cm" draw:shadow="visible"/>
    </style:style>
    <style:style style:name="gr2" style:family="graphic" style:parent-style-name="standard">
      <style:graphic-properties draw:textarea-horizontal-align="justify" draw:textarea-vertical-align="middle" draw:auto-grow-height="false" fo:min-height="0.639cm" fo:min-width="1.659cm" draw:shadow="visib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="solid" draw:fill-color="#f58220" draw:textarea-horizontal-align="justify" draw:textarea-vertical-align="middle" draw:auto-grow-height="false" fo:min-height="0.639cm" fo:min-width="2.167cm" draw:shadow="visible"/>
    </style:style>
    <style:style style:name="gr5" style:family="graphic" style:parent-style-name="standard">
      <style:graphic-properties draw:textarea-horizontal-align="justify" draw:textarea-vertical-align="middle" draw:auto-grow-height="false" fo:min-height="0.639cm" fo:min-width="2.04cm" draw:shadow="visible"/>
    </style:style>
    <style:style style:name="gr6" style:family="graphic" style:parent-style-name="standard">
      <style:graphic-properties draw:textarea-horizontal-align="justify" draw:textarea-vertical-align="middle" draw:auto-grow-height="false" fo:min-height="0.639cm" fo:min-width="2.802cm" draw:shadow="visible"/>
    </style:style>
    <style:style style:name="gr7" style:family="graphic" style:parent-style-name="standard">
      <style:graphic-properties draw:fill="solid" draw:fill-color="#00aaad" draw:textarea-horizontal-align="justify" draw:textarea-vertical-align="middle" draw:auto-grow-height="false" fo:min-height="0.639cm" fo:min-width="2.167cm" draw:shadow="visible"/>
    </style:style>
    <style:style style:name="gr8" style:family="graphic" style:parent-style-name="standard">
      <style:graphic-properties draw:fill="solid" draw:fill-color="#00aaad" draw:textarea-horizontal-align="justify" draw:textarea-vertical-align="middle" draw:auto-grow-height="false" fo:min-height="0.639cm" fo:min-width="2.04cm" draw:shadow="visib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fill="solid" draw:fill-color="#f58220" draw:textarea-horizontal-align="justify" draw:textarea-vertical-align="middle" draw:auto-grow-height="false" fo:min-height="0.639cm" fo:min-width="3.183cm" draw:shadow="visible"/>
    </style:style>
    <style:style style:name="gr11" style:family="graphic" style:parent-style-name="standard">
      <style:graphic-properties draw:fill="solid" draw:fill-color="#f58220" draw:textarea-horizontal-align="justify" draw:textarea-vertical-align="middle" draw:auto-grow-height="false" fo:min-height="0.639cm" fo:min-width="3.945cm" draw:shadow="visible"/>
    </style:style>
    <style:style style:name="gr12" style:family="graphic" style:parent-style-name="standard">
      <style:graphic-properties draw:fill="solid" draw:fill-color="#f58220" draw:textarea-horizontal-align="justify" draw:textarea-vertical-align="middle" draw:auto-grow-height="false" fo:min-height="0.639cm" fo:min-width="2.675cm" draw:shadow="visible"/>
    </style:style>
    <style:style style:name="gr13" style:family="graphic" style:parent-style-name="standard">
      <style:graphic-properties draw:fill="solid" draw:fill-color="#00aaad" draw:textarea-horizontal-align="justify" draw:textarea-vertical-align="middle" draw:auto-grow-height="false" fo:min-height="0.639cm" fo:min-width="2.421cm" draw:shadow="visible"/>
    </style:style>
    <style:style style:name="gr14" style:family="graphic" style:parent-style-name="standard">
      <style:graphic-properties draw:fill="solid" draw:fill-color="#00aaad" draw:textarea-horizontal-align="justify" draw:textarea-vertical-align="middle" draw:auto-grow-height="false" fo:min-height="0.639cm" fo:min-width="3.183cm" draw:shadow="visible"/>
    </style:style>
    <style:style style:name="gr15" style:family="graphic" style:parent-style-name="standard">
      <style:graphic-properties draw:textarea-horizontal-align="justify" draw:textarea-vertical-align="middle" draw:auto-grow-height="false" fo:min-height="0.639cm" fo:min-width="2.167cm" draw:shadow="visible"/>
    </style:style>
    <style:style style:name="gr16" style:family="graphic" style:parent-style-name="standard">
      <style:graphic-properties draw:textarea-horizontal-align="justify" draw:textarea-vertical-align="middle" draw:auto-grow-height="false" fo:min-height="0.639cm" fo:min-width="2.675cm" draw:shadow="visible"/>
    </style:style>
    <style:style style:name="gr17" style:family="graphic" style:parent-style-name="standard">
      <style:graphic-properties svg:stroke-color="#000000" draw:textarea-vertical-align="middle"/>
    </style:style>
    <style:style style:name="gr18" style:family="graphic" style:parent-style-name="standard">
      <style:graphic-properties draw:fill="solid" draw:fill-color="#f58220" draw:textarea-horizontal-align="justify" draw:textarea-vertical-align="middle" draw:auto-grow-height="false" fo:min-height="0.639cm" fo:min-width="2.802cm" draw:shadow="visible"/>
    </style:style>
    <style:style style:name="gr19" style:family="graphic" style:parent-style-name="objectwithoutfill">
      <style:graphic-properties draw:stroke="dash" draw:stroke-dash="Fine_20_Dashed" svg:stroke-color="#0066b3" draw:fill="none" draw:textarea-vertical-align="middle"/>
    </style:style>
    <style:style style:name="gr20" style:family="graphic" style:parent-style-name="standard">
      <style:graphic-properties draw:fill="solid" draw:fill-color="#f58220" draw:textarea-horizontal-align="justify" draw:textarea-vertical-align="middle" draw:auto-grow-height="false" fo:min-height="0.639cm" fo:min-width="2.294cm" draw:shadow="visi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loext:graphic-properties draw:fill="solid" draw:fill-color="#f58220"/>
      <style:paragraph-properties fo:text-align="center"/>
    </style:style>
    <style:style style:name="P4" style:family="paragraph">
      <loext:graphic-properties draw:fill="solid" draw:fill-color="#f58220"/>
      <style:paragraph-properties fo:text-align="center"/>
      <style:text-properties fo:font-weight="bold"/>
    </style:style>
    <style:style style:name="P5" style:family="paragraph">
      <loext:graphic-properties draw:fill="solid" draw:fill-color="#00aaad"/>
      <style:paragraph-properties fo:text-align="center"/>
      <style:text-properties fo:font-weight="bold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667cm" svg:height="1.016cm" svg:x="12.557cm" svg:y="1.635cm">
          <text:p text:style-name="P1">Colle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" draw:id="id1" draw:layer="layout" svg:width="2.159cm" svg:height="0.889cm" svg:x="3.794cm" svg:y="3.286cm">
          <text:p text:style-name="P1">Queu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4" draw:id="id4" draw:layer="layout" svg:width="2.159cm" svg:height="0.889cm" svg:x="12.811cm" svg:y="3.286cm">
          <text:p text:style-name="P1">Li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3" draw:id="id3" draw:layer="layout" svg:width="2.159cm" svg:height="0.889cm" svg:x="15.859cm" svg:y="3.286cm">
          <text:p text:style-name="P1">S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4.874cm" svg:y1="3.286cm" svg:x2="12.557cm" svg:y2="2.143cm" draw:start-shape="id1" draw:start-glue-point="4" draw:end-shape="id2" draw:end-glue-point="5" svg:d="M4874 3286v-1143h7683" svg:viewBox="0 0 7684 1144">
          <text:p/>
        </draw:connector>
        <draw:connector draw:style-name="gr3" draw:text-style-name="P1" draw:layer="layout" svg:x1="16.939cm" svg:y1="3.286cm" svg:x2="15.224cm" svg:y2="2.143cm" draw:start-shape="id3" draw:start-glue-point="4" draw:end-shape="id2" draw:end-glue-point="7" svg:d="M16939 3286v-1143h-1715" svg:viewBox="0 0 1716 1144">
          <text:p/>
        </draw:connector>
        <draw:connector draw:style-name="gr3" draw:text-style-name="P1" draw:layer="layout" svg:x1="13.891cm" svg:y1="3.286cm" svg:x2="13.891cm" svg:y2="2.651cm" draw:start-shape="id4" draw:start-glue-point="4" draw:end-shape="id2" draw:end-glue-point="6" svg:d="M13891 3286v-635" svg:viewBox="0 0 1 636">
          <text:p/>
        </draw:connector>
        <draw:custom-shape draw:style-name="gr4" draw:text-style-name="P3" xml:id="id5" draw:id="id5" draw:layer="layout" svg:width="2.667cm" svg:height="0.889cm" svg:x="15.605cm" svg:y="6.08cm">
          <text:p text:style-name="P1">AbstractSe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1" xml:id="id26" draw:id="id26" draw:layer="layout" svg:width="2.54cm" svg:height="0.889cm" svg:x="20.812cm" svg:y="4.302cm">
          <text:p text:style-name="P1">SortedSe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7" draw:id="id7" draw:layer="layout" svg:width="3.302cm" svg:height="0.889cm" svg:x="20.431cm" svg:y="5.826cm">
          <text:p text:style-name="P1">NavigableSe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6.939cm" svg:y1="6.08cm" svg:x2="16.939cm" svg:y2="4.175cm" draw:start-shape="id5" draw:start-glue-point="4" draw:end-shape="id3" draw:end-glue-point="6" svg:d="M16939 6080v-1905" svg:viewBox="0 0 1 1906">
          <text:p/>
        </draw:connector>
        <draw:custom-shape draw:style-name="gr4" draw:text-style-name="P4" xml:id="id9" draw:id="id9" draw:layer="layout" svg:width="2.667cm" svg:height="0.889cm" svg:x="15.605cm" svg:y="13.573cm">
          <text:p text:style-name="P1"><text:span text:style-name="T1">EnumSe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xml:id="id8" draw:id="id8" draw:layer="layout" svg:width="2.667cm" svg:height="0.889cm" svg:x="17.637cm" svg:y="8.112cm">
          <text:p text:style-name="P1"><text:span text:style-name="T1">HashSe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5" xml:id="id6" draw:id="id6" draw:layer="layout" svg:width="2.54cm" svg:height="0.889cm" svg:x="20.812cm" svg:y="8.112cm">
          <text:p text:style-name="P1"><text:span text:style-name="T1">TreeSe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6" draw:layer="layout" draw:type="lines" svg:x1="22.082cm" svg:y1="8.112cm" svg:x2="22.082cm" svg:y2="6.715cm" draw:start-shape="id6" draw:start-glue-point="4" draw:end-shape="id7" draw:end-glue-point="6" svg:d="M22082 8112v-502-194-701" svg:viewBox="0 0 1 1398">
          <text:p/>
        </draw:connector>
        <draw:connector draw:style-name="gr9" draw:text-style-name="P6" draw:layer="layout" draw:type="lines" svg:x1="18.971cm" svg:y1="8.112cm" svg:x2="18.272cm" svg:y2="6.524cm" draw:start-shape="id8" draw:start-glue-point="4" draw:end-shape="id5" draw:end-glue-point="7" svg:d="M18971 8112v-502l2-1086h-701" svg:viewBox="0 0 702 1589">
          <text:p/>
        </draw:connector>
        <draw:connector draw:style-name="gr9" draw:text-style-name="P6" draw:layer="layout" draw:type="lines" svg:x1="16.939cm" svg:y1="13.573cm" svg:x2="16.939cm" svg:y2="6.969cm" draw:start-shape="id9" draw:start-glue-point="4" draw:end-shape="id5" draw:end-glue-point="6" svg:d="M16939 13573v-502-5401-701" svg:viewBox="0 0 1 6605">
          <text:p/>
        </draw:connector>
        <draw:custom-shape draw:style-name="gr10" draw:text-style-name="P3" xml:id="id10" draw:id="id10" draw:layer="layout" svg:width="3.683cm" svg:height="0.889cm" svg:x="8.112cm" svg:y="4.048cm">
          <text:p text:style-name="P1">AbstractCollect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11" draw:id="id11" draw:layer="layout" svg:width="2.667cm" svg:height="0.889cm" svg:x="8.62cm" svg:y="6.08cm">
          <text:p text:style-name="P1">AbstractLis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9.953cm" svg:y1="4.048cm" svg:x2="12.557cm" svg:y2="2.143cm" draw:start-shape="id10" draw:start-glue-point="4" draw:end-shape="id2" draw:end-glue-point="5" svg:d="M9953 4048v-1905h2604" svg:viewBox="0 0 2605 1906">
          <text:p/>
        </draw:connector>
        <draw:connector draw:style-name="gr3" draw:text-style-name="P1" draw:layer="layout" svg:x1="9.954cm" svg:y1="6.08cm" svg:x2="9.953cm" svg:y2="4.937cm" draw:start-shape="id11" draw:start-glue-point="4" draw:end-shape="id10" draw:end-glue-point="6" svg:d="M9954 6080v-472h-1v-671" svg:viewBox="0 0 2 1144">
          <text:p/>
        </draw:connector>
        <draw:connector draw:style-name="gr3" draw:text-style-name="P1" draw:layer="layout" svg:x1="11.287cm" svg:y1="6.524cm" svg:x2="13.891cm" svg:y2="4.175cm" draw:start-shape="id11" draw:start-glue-point="7" draw:end-shape="id4" draw:end-glue-point="6" svg:d="M11287 6524h2604v-2349" svg:viewBox="0 0 2605 2350">
          <text:p/>
        </draw:connector>
        <draw:custom-shape draw:style-name="gr11" draw:text-style-name="P3" xml:id="id12" draw:id="id12" draw:layer="layout" svg:width="4.445cm" svg:height="0.889cm" svg:x="7.731cm" svg:y="7.985cm">
          <text:p text:style-name="P1">AbstractSequentalLis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xml:id="id13" draw:id="id13" draw:layer="layout" svg:width="2.667cm" svg:height="0.889cm" svg:x="13.319cm" svg:y="8.112cm">
          <text:p text:style-name="P1"><text:span text:style-name="T1">ArrayLis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9.954cm" svg:y1="7.985cm" svg:x2="9.954cm" svg:y2="6.969cm" draw:start-shape="id12" draw:start-glue-point="4" draw:end-shape="id11" draw:end-glue-point="6" svg:d="M9954 7985v-1016" svg:viewBox="0 0 1 1017">
          <text:p/>
        </draw:connector>
        <draw:custom-shape draw:style-name="gr7" draw:text-style-name="P5" xml:id="id14" draw:id="id14" draw:layer="layout" svg:width="2.667cm" svg:height="0.889cm" svg:x="8.62cm" svg:y="9.89cm">
          <text:p text:style-name="P1"><text:span text:style-name="T1">LinkedLis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6" draw:layer="layout" draw:type="lines" svg:x1="14.653cm" svg:y1="8.112cm" svg:x2="11.287cm" svg:y2="6.524cm" draw:start-shape="id13" draw:start-glue-point="4" draw:end-shape="id11" draw:end-glue-point="7" svg:d="M14653 8112v-502l-2665-1086h-701" svg:viewBox="0 0 3367 1589">
          <text:p/>
        </draw:connector>
        <draw:connector draw:style-name="gr9" draw:text-style-name="P6" draw:layer="layout" draw:type="lines" draw:line-skew="0cm -0.193cm" svg:x1="9.954cm" svg:y1="9.89cm" svg:x2="9.954cm" svg:y2="8.874cm" draw:start-shape="id14" draw:start-glue-point="4" draw:end-shape="id12" draw:end-glue-point="6" svg:d="M9954 9890v-502-6-508" svg:viewBox="0 0 1 1017">
          <text:p/>
        </draw:connector>
        <draw:custom-shape draw:style-name="gr2" draw:text-style-name="P1" xml:id="id16" draw:id="id16" draw:layer="layout" svg:width="2.159cm" svg:height="0.889cm" svg:x="4.81cm" svg:y="5.064cm">
          <text:p text:style-name="P1">Dequ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3" xml:id="id15" draw:id="id15" draw:layer="layout" svg:width="3.175cm" svg:height="0.889cm" svg:x="1.127cm" svg:y="6.08cm">
          <text:p text:style-name="P1">AbstractQueu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line-skew="-0.544cm" svg:x1="2.715cm" svg:y1="6.08cm" svg:x2="4.874cm" svg:y2="4.175cm" draw:start-shape="id15" draw:start-glue-point="4" draw:end-shape="id1" draw:end-glue-point="6" svg:d="M2715 6080v-1397h2159v-508" svg:viewBox="0 0 2160 1906">
          <text:p/>
        </draw:connector>
        <draw:connector draw:style-name="gr3" draw:text-style-name="P1" draw:layer="layout" draw:line-skew="-0.036cm" svg:x1="5.89cm" svg:y1="5.064cm" svg:x2="4.874cm" svg:y2="4.175cm" draw:start-shape="id16" draw:start-glue-point="4" draw:end-shape="id1" draw:end-glue-point="6" svg:d="M5890 5064v-381h-1016v-508" svg:viewBox="0 0 1017 890">
          <text:p/>
        </draw:connector>
        <draw:custom-shape draw:style-name="gr13" draw:text-style-name="P5" xml:id="id17" draw:id="id17" draw:layer="layout" svg:width="2.921cm" svg:height="0.889cm" svg:x="4.429cm" svg:y="9.89cm">
          <text:p text:style-name="P1"><text:span text:style-name="T1">ArrayDequ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6" draw:layer="layout" draw:type="lines" svg:x1="5.89cm" svg:y1="9.89cm" svg:x2="5.89cm" svg:y2="5.953cm" draw:start-shape="id17" draw:start-glue-point="4" draw:end-shape="id16" draw:end-glue-point="6" svg:d="M5890 9890v-502-2734-701" svg:viewBox="0 0 1 3938">
          <text:p/>
        </draw:connector>
        <draw:custom-shape draw:style-name="gr13" draw:text-style-name="P5" xml:id="id18" draw:id="id18" draw:layer="layout" svg:width="2.921cm" svg:height="0.889cm" svg:x="1.254cm" svg:y="9.89cm">
          <text:p text:style-name="P1"><text:span text:style-name="T1">PriorityQue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6" draw:layer="layout" draw:type="lines" svg:x1="2.715cm" svg:y1="9.89cm" svg:x2="2.715cm" svg:y2="6.969cm" draw:start-shape="id18" draw:start-glue-point="4" draw:end-shape="id15" draw:end-glue-point="6" svg:d="M2715 9890v-502-1718-701" svg:viewBox="0 0 1 2922">
          <text:p/>
        </draw:connector>
        <draw:custom-shape draw:style-name="gr14" draw:text-style-name="P5" xml:id="id19" draw:id="id19" draw:layer="layout" svg:width="3.683cm" svg:height="0.889cm" svg:x="17.129cm" svg:y="11.668cm">
          <text:p text:style-name="P1"><text:span text:style-name="T1">LinkedHashSe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23" draw:id="id23" draw:layer="layout" svg:width="2.667cm" svg:height="1.016cm" svg:x="25.638cm" svg:y="1.127cm">
          <text:p text:style-name="P1">Map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xml:id="id22" draw:id="id22" draw:layer="layout" svg:width="2.667cm" svg:height="0.889cm" svg:x="25.638cm" svg:y="4.302cm">
          <text:p text:style-name="P1">SortedMap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1" xml:id="id21" draw:id="id21" draw:layer="layout" svg:width="3.175cm" svg:height="0.889cm" svg:x="25.384cm" svg:y="5.826cm">
          <text:p text:style-name="P1">NavigableMap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xml:id="id20" draw:id="id20" draw:layer="layout" svg:width="2.667cm" svg:height="0.889cm" svg:x="25.638cm" svg:y="11.668cm">
          <text:p text:style-name="P1"><text:span text:style-name="T1">TreeMa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xml:id="id25" draw:id="id25" draw:layer="layout" svg:width="2.667cm" svg:height="0.889cm" svg:x="21.574cm" svg:y="11.668cm">
          <text:p text:style-name="P1"><text:span text:style-name="T1">HashMa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7" draw:text-style-name="P1" draw:layer="layout" svg:x1="18.971cm" svg:y1="9.001cm" svg:x2="18.97cm" svg:y2="11.668cm" draw:start-shape="id8" draw:start-glue-point="6" draw:end-shape="id19" draw:end-glue-point="4" svg:d="M18971 9001v1433h-1v1234" svg:viewBox="0 0 2 2668">
          <text:p/>
        </draw:connector>
        <draw:connector draw:style-name="gr9" draw:text-style-name="P6" draw:layer="layout" draw:type="lines" svg:x1="26.972cm" svg:y1="11.668cm" svg:x2="26.972cm" svg:y2="6.715cm" draw:start-shape="id20" draw:start-glue-point="4" draw:end-shape="id21" draw:end-glue-point="6" svg:d="M26972 11668v-502-3750-701" svg:viewBox="0 0 1 4954">
          <text:p/>
        </draw:connector>
        <draw:connector draw:style-name="gr3" draw:text-style-name="P1" draw:layer="layout" svg:x1="26.972cm" svg:y1="5.826cm" svg:x2="26.972cm" svg:y2="5.191cm" draw:start-shape="id21" draw:start-glue-point="4" draw:end-shape="id22" draw:end-glue-point="6" svg:d="M26972 5826v-635" svg:viewBox="0 0 1 636">
          <text:p/>
        </draw:connector>
        <draw:custom-shape draw:style-name="gr18" draw:text-style-name="P3" xml:id="id24" draw:id="id24" draw:layer="layout" svg:width="3.302cm" svg:height="0.889cm" svg:x="23.225cm" svg:y="2.778cm">
          <text:p text:style-name="P1">AbstractMap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26.972cm" svg:y1="4.302cm" svg:x2="26.972cm" svg:y2="2.143cm" draw:start-shape="id22" draw:start-glue-point="4" draw:end-shape="id23" draw:end-glue-point="6" svg:d="M26972 4302v-2159" svg:viewBox="0 0 1 2160">
          <text:p/>
        </draw:connector>
        <draw:connector draw:style-name="gr3" draw:text-style-name="P1" draw:layer="layout" svg:x1="24.876cm" svg:y1="2.778cm" svg:x2="25.638cm" svg:y2="1.635cm" draw:start-shape="id24" draw:start-glue-point="4" draw:end-shape="id23" svg:d="M24876 2778v-1143h762" svg:viewBox="0 0 763 1144">
          <text:p/>
        </draw:connector>
        <draw:connector draw:style-name="gr9" draw:text-style-name="P6" draw:layer="layout" draw:type="lines" draw:line-skew="0.061cm" svg:x1="24.241cm" svg:y1="12.112cm" svg:x2="24.876cm" svg:y2="3.667cm" draw:start-shape="id25" draw:start-glue-point="7" draw:end-shape="id24" svg:d="M24241 12112h762l-127-7744v-701" svg:viewBox="0 0 763 8446">
          <text:p/>
        </draw:connector>
        <draw:connector draw:style-name="gr9" draw:text-style-name="P6" draw:layer="layout" draw:type="lines" draw:line-skew="0cm 0.375cm" svg:x1="18.272cm" svg:y1="6.524cm" svg:x2="22.082cm" svg:y2="8.112cm" draw:start-shape="id5" draw:start-glue-point="7" draw:end-shape="id6" draw:end-glue-point="4" svg:d="M18272 6524h701l3109 1461v127" svg:viewBox="0 0 3811 1589">
          <text:p/>
        </draw:connector>
        <draw:connector draw:style-name="gr3" draw:text-style-name="P1" draw:layer="layout" svg:x1="18.018cm" svg:y1="3.73cm" svg:x2="22.082cm" svg:y2="4.302cm" draw:start-shape="id3" draw:start-glue-point="7" draw:end-shape="id26" draw:end-glue-point="4" svg:d="M18018 3730h4064v572" svg:viewBox="0 0 4065 573">
          <text:p/>
        </draw:connector>
        <draw:connector draw:style-name="gr3" draw:text-style-name="P1" draw:layer="layout" svg:x1="22.082cm" svg:y1="5.191cm" svg:x2="22.082cm" svg:y2="5.826cm" draw:start-shape="id26" draw:start-glue-point="6" draw:end-shape="id7" draw:end-glue-point="4" svg:d="M22082 5191v635" svg:viewBox="0 0 1 636">
          <text:p/>
        </draw:connector>
        <draw:connector draw:style-name="gr9" draw:text-style-name="P6" draw:layer="layout" draw:type="lines" draw:line-skew="-0.133cm" svg:x1="25.638cm" svg:y1="12.112cm" svg:x2="24.876cm" svg:y2="3.667cm" draw:start-shape="id20" draw:start-glue-point="5" draw:end-shape="id24" draw:end-glue-point="6" svg:d="M25638 12112h-635l-127-7744v-701" svg:viewBox="0 0 763 8446">
          <text:p/>
        </draw:connector>
        <draw:connector draw:style-name="gr19" draw:text-style-name="P6" draw:layer="layout" draw:type="line" svg:x1="18.971cm" svg:y1="9.001cm" svg:x2="22.718cm" svg:y2="11.519cm" draw:start-shape="id8" draw:start-glue-point="6" svg:d="M18971 9001l3747 2518" svg:viewBox="0 0 3748 2519">
          <text:p/>
        </draw:connector>
        <draw:connector draw:style-name="gr19" draw:text-style-name="P6" draw:layer="layout" draw:type="line" svg:x1="22.082cm" svg:y1="9.001cm" svg:x2="26.972cm" svg:y2="11.668cm" draw:start-shape="id6" draw:start-glue-point="6" draw:end-shape="id20" draw:end-glue-point="4" svg:d="M22082 9001l4890 2667" svg:viewBox="0 0 4891 2668">
          <text:p/>
        </draw:connector>
        <draw:custom-shape draw:style-name="gr20" draw:text-style-name="P4" xml:id="id27" draw:id="id27" draw:layer="layout" svg:width="2.794cm" svg:height="0.889cm" svg:x="23.606cm" svg:y="13.573cm">
          <text:p text:style-name="P1"><text:span text:style-name="T1">EnumMa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6" draw:layer="layout" draw:type="lines" svg:x1="24.876cm" svg:y1="3.667cm" svg:x2="25.003cm" svg:y2="13.573cm" draw:start-shape="id24" draw:start-glue-point="6" draw:end-shape="id27" draw:end-glue-point="4" svg:d="M24876 3667v701l127 8703v502" svg:viewBox="0 0 128 9907">
          <text:p/>
        </draw:connector>
        <draw:connector draw:style-name="gr9" draw:text-style-name="P6" draw:layer="layout" draw:type="lines" draw:line-skew="1.331cm -0.32cm" svg:x1="4.302cm" svg:y1="6.524cm" svg:x2="9.953cm" svg:y2="4.937cm" draw:start-shape="id15" draw:start-glue-point="7" draw:end-shape="id10" draw:end-glue-point="6" svg:d="M4302 6524h2032l3619-1206v-381" svg:viewBox="0 0 5652 1588">
          <text:p/>
        </draw:connector>
        <draw:connector draw:style-name="gr9" draw:text-style-name="P6" draw:layer="layout" draw:type="lines" draw:line-skew="-0.26cm -0.32cm" svg:x1="15.605cm" svg:y1="6.524cm" svg:x2="9.953cm" svg:y2="4.937cm" draw:start-shape="id5" draw:start-glue-point="5" draw:end-shape="id10" draw:end-glue-point="6" svg:d="M15605 6524h-762l-4890-1206v-381" svg:viewBox="0 0 5653 1588">
          <text:p/>
        </draw:connector>
        <draw:connector draw:style-name="gr9" draw:text-style-name="P6" draw:layer="layout" draw:type="lines" svg:x1="9.954cm" svg:y1="6.08cm" svg:x2="9.953cm" svg:y2="4.937cm" draw:start-shape="id11" draw:start-glue-point="4" draw:end-shape="id10" draw:end-glue-point="6" svg:d="M9954 6080v-502l-1 60v-701" svg:viewBox="0 0 2 11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2T18:47:13.856924606</meta:creation-date>
    <dc:date>2018-06-13T18:13:50.385657237</dc:date>
    <meta:editing-duration>PT1H25M7S</meta:editing-duration>
    <meta:editing-cycles>48</meta:editing-cycles>
    <meta:generator>LibreOffice/6.0.4.2$Linux_X86_64 LibreOffice_project/00m0$Build-2</meta:generator>
    <meta:document-statistic meta:object-count="60"/>
  </office:meta>
</office:document-meta>
</file>